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1"/>
    <style:style style:family="table-row" style:name="row0"/>
    <style:style style:family="table-row" style:name="row1"/>
    <style:style style:parent-style-name="Default" style:family="table-column" style:name="col0"/>
    <style:style style:parent-style-name="Default" style:family="table-column" style:name="col1"/>
    <style:style style:parent-style-name="Default" style:family="table-column" style:name="col2"/>
    <style:style style:parent-style-name="Default" style:family="table-column" style:name="col3"/>
    <style:style style:parent-style-name="Default" style:family="table-column" style:name="col4"/>
    <style:style style:parent-style-name="Default" style:family="table-column" style:name="col5"/>
    <style:style style:parent-style-name="Default" style:family="table-column" style:name="col6"/>
    <style:style style:family="table-row" style:name="row2"/>
    <style:style style:family="table-row" style:name="row3"/>
    <style:style style:family="table-row" style:name="row4"/>
    <style:style style:family="graphic" style:parent-style-name="Graphics" style:name="gr1">
      <style:graphic-properties fo:clip="rect(0cm 0cm 0cm 0cm)" draw:color-inversion="false" draw:color-mode="standard" draw:contrast="0%" draw:blue="0%" draw:gamma="100%" draw:green="0%" draw:red="0%" style:horizontal-pos="center" style:horizontal-rel="paragraph" draw:image-opacity="100%" draw:luminance="0%" style:mirror="none"/>
    </style:style>
    <style:style style:parent-style-name="Default" style:family="table-column" style:name="col7"/>
    <style:style style:parent-style-name="Default" style:family="table-column" style:name="col8"/>
  </office:automatic-styles>
  <office:body>
    <office:spreadsheet>
      <table:table table:style-name="tab1" table:name="tab1">
        <table:table-column table:style-name="col0" table:default-cell-style-name="Default"/>
        <table:table-column table:style-name="col1" table:default-cell-style-name="Default"/>
        <table:table-column table:style-name="col2" table:default-cell-style-name="Default"/>
        <table:table-column table:style-name="col3" table:default-cell-style-name="Default"/>
        <table:table-column table:style-name="col4" table:default-cell-style-name="Default"/>
        <table:table-column table:style-name="col5" table:default-cell-style-name="Default"/>
        <table:table-column table:style-name="col6" table:default-cell-style-name="Default"/>
        <table:table-column table:style-name="col7" table:default-cell-style-name="Default"/>
        <table:table-column table:style-name="col8" table:default-cell-style-name="Default"/>
        <table:table-row table:style-name="row0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>
            <draw:frame text:anchor-type="paragraph" draw:style-name="gr1" table:end-x="0.096cm" table:end-y="0.45cm" svg:x="1.128cm" svg:y="0.225cm" table:end-cell-address="tab1.L17">
              <draw:object xlink:type="simple" xlink:show="embed" xlink:actuate="onLoad" xlink:href="./Object 1" draw:notify-on-update-of-ranges="tab1.A1:tab1.E4"/>
            </draw:frame>
          </table:table-cell>
          <table:table-cell/>
        </table:table-row>
        <table:table-row table:style-name="row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/>
        </table:table-row>
        <table:table-row table:style-name="row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w4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08-04-26T07:24:50</meta:creation-date>
    <dc:creator>Lars Behrmann</dc:creator>
    <dc:date>2008-04-26T07:24:50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0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family="chart" style:name="ch1"/>
    <style:style style:family="chart" style:name="ch2"/>
    <style:style style:family="chart" style:name="ch3"/>
    <style:style style:family="chart" style:name="ch4">
      <style:chart-properties chart:series-source="columns"/>
    </style:style>
    <style:style style:family="chart" style:name="ch11"/>
    <style:style style:family="chart" table:style-name="ch31"/>
    <style:style style:family="chart" style:name="ch12"/>
    <style:style style:family="chart" table:style-name="ch32"/>
    <style:style style:family="chart" style:name="ch13"/>
    <style:style style:family="chart" table:style-name="ch33"/>
    <style:style style:family="chart" style:name="ch14"/>
    <style:style style:family="chart" table:style-name="ch34"/>
    <style:style style:family="chart" style:name="ch15"/>
    <style:style style:family="chart" table:style-name="ch35"/>
    <style:style style:family="chart" style:name="ch5">
      <style:chart-properties chart:origin="0" chart:display-label="true"/>
    </style:style>
    <style:style style:family="chart" style:name=""/>
    <style:style style:family="chart" style:name="ch6">
      <style:chart-properties chart:origin="0" chart:display-label="true"/>
    </style:style>
    <style:style style:family="chart" style:name=""/>
  </office:automatic-styles>
  <office:body>
    <office:chart>
      <chart:chart chart:style-name="ch1" svg:width="8cm" svg:height="7cm" chart:class="chart:bar">
        <chart:legend chart:style-name="ch2"/>
        <chart:title chart:style-name="ch3">
          <text:p>Ö÷±êÌâ</text:p>
        </chart:title>
        <chart:plot-area chart:style-name="ch4">
          <chart:axis chart:style-name="ch5" chart:dimension="x" chart:name="primary-x">
            <chart:title chart:style-name="">
              <text:p>years</text:p>
            </chart:title>
          </chart:axis>
          <chart:axis chart:style-name="ch6" chart:dimension="y" chart:name="primary-y">
            <chart:title chart:style-name="">
              <text:p>dollars</text:p>
            </chart:title>
          </chart:axis>
          <chart:series chart:style-name="ch11">
            <chart:data-point chart:style-name="ch31" chart:repeated="4"/>
          </chart:series>
          <chart:series chart:style-name="ch12">
            <chart:data-point chart:style-name="ch32" chart:repeated="4"/>
          </chart:series>
          <chart:series chart:style-name="ch13">
            <chart:data-point chart:style-name="ch33" chart:repeated="4"/>
          </chart:series>
          <chart:series chart:style-name="ch14">
            <chart:data-point chart:style-name="ch34" chart:repeated="4"/>
          </chart:series>
          <chart:series chart:style-name="ch15">
            <chart:data-point chart:style-name="ch35" chart:repeated="4"/>
          </chart:series>
        </chart:plot-area>
        <table:table table:style-name="" table:name="local-table">
          <table:table-column table:style-name="col0" table:default-cell-style-name="Default"/>
          <table:table-column table:style-name="col1" table:default-cell-style-name="Default"/>
          <table:table-column table:style-name="col2" table:default-cell-style-name="Default"/>
          <table:table-column table:style-name="col3" table:default-cell-style-name="Default"/>
          <table:table-column table:style-name="col4" table:default-cell-style-name="Default"/>
          <table:table-column table:style-name="col5" table:default-cell-style-name="Default"/>
          <table:table-column table:style-name="col6" table:default-cell-style-name="Default"/>
          <table:table-header-rows>
            <table:table-row>
              <table:table-cell>
                <text:p/>
              </table:table-cell>
              <table:table-cell office:value-type="string">
                <text:p>AÁÐ</text:p>
              </table:table-cell>
              <table:table-cell office:value-type="string">
                <text:p>BÁÐ</text:p>
              </table:table-cell>
              <table:table-cell office:value-type="string">
                <text:p>CÁÐ</text:p>
              </table:table-cell>
              <table:table-cell office:value-type="string">
                <text:p>DÁÐ</text:p>
              </table:table-cell>
              <table:table-cell office:value-type="string">
                <text:p>EÁÐ</text:p>
              </table:table-cell>
            </table:table-row>
          </table:table-header-rows>
          <table:table-row>
            <table:table-cell office:value-type="string">
              <text:p>1ÐÐ</text:p>
            </table:table-cell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ÐÐ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office:value-type="float" office:value="3">
              <text:p>3</text:p>
            </table:table-cell>
            <table:table-cell office:value-type="float" office:value="4">
              <text:p>4</text:p>
            </table:table-cell>
          </table:table-row>
          <table:table-row>
            <table:table-cell office:value-type="string">
              <text:p>3ÐÐ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3">
              <text:p>3</text:p>
            </table:table-cell>
            <table:table-cell office:value-type="float" office:value="4">
              <text:p>4</text:p>
            </table:table-cell>
            <table:table-cell office:value-type="float" office:value="5">
              <text:p>5</text:p>
            </table:table-cell>
          </table:table-row>
          <table:table-row>
            <table:table-cell office:value-type="string">
              <text:p>4ÐÐ</text:p>
            </table:table-cell>
            <table:table-cell/>
            <table:table-cell office:value-type="float" office:value="3">
              <text:p>3</text:p>
            </table:table-cell>
            <table:table-cell office:value-type="float" office:value="4">
              <text:p>4</text:p>
            </table:table-cell>
            <table:table-cell office:value-type="float" office:value="5">
              <text:p>5</text:p>
            </table:table-cell>
            <table:table-cell office:value-type="float" office:value="6">
              <text:p>6</text:p>
            </table:table-cell>
          </table:table-row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